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5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3.72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612cm"/>
    </style:style>
    <style:style style:name="co25" style:family="table-column">
      <style:table-column-properties fo:break-before="auto" style:column-width="4.63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5.082cm"/>
    </style:style>
    <style:style style:name="co28" style:family="table-column">
      <style:table-column-properties fo:break-before="auto" style:column-width="2.224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5.304cm"/>
    </style:style>
    <style:style style:name="co31" style:family="table-column">
      <style:table-column-properties fo:break-before="auto" style:column-width="1.78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39" style:family="table-column">
      <style:table-column-properties fo:break-before="auto" style:column-width="4.75cm"/>
    </style:style>
    <style:style style:name="co40" style:family="table-column">
      <style:table-column-properties fo:break-before="auto" style:column-width="2.03cm"/>
    </style:style>
    <style:style style:name="co41" style:family="table-column">
      <style:table-column-properties fo:break-before="auto" style:column-width="2.52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008000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00800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8000"/>
      <style:text-properties fo:color="#000000"/>
    </style:style>
    <style:style style:name="ce18" style:family="table-cell" style:parent-style-name="Default">
      <style:table-cell-properties fo:background-color="#008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d320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1" table:number-columns-repeated="247" table:default-cell-style-name="ce4"/>
        <table:table-column table:style-name="co1" table:number-columns-repeated="768" table:default-cell-style-name="Default"/>
        <table:table-row table:style-name="ro1">
          <table:table-cell table:style-name="ce1"/>
          <table:table-cell table:style-name="ce5" office:value-type="string">
            <text:p>logi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ASSWORD</text:p>
          </table:table-cell>
          <table:table-cell office:value-type="string">
            <text:p>string</text:p>
          </table:table-cell>
          <table:table-cell table:style-name="ce11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2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PASSWOR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5" office:value-type="string">
            <text:p>USER NOT EXIS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5" office:value-type="string">
            <text:p>NO ACTIV USER FOR APPLIC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5" office:value-type="string">
            <text:p>NO ROLE OR GROU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5" office:value-type="string">
            <text:p>NOT ACTIV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logout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2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LOGIN 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  <table:table table:name="user" table:style-name="ta1" table:print="false">
        <table:table-column table:style-name="co8" table:default-cell-style-name="ce16"/>
        <table:table-column table:style-name="co9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12" table:default-cell-style-name="ce4"/>
        <table:table-column table:style-name="co12" table:default-cell-style-name="ce1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3" table:default-cell-style-name="ce4"/>
        <table:table-column table:style-name="co14" table:default-cell-style-name="ce4"/>
        <table:table-column table:style-name="co12" table:default-cell-style-name="ce4"/>
        <table:table-column table:style-name="co16" table:default-cell-style-name="ce4"/>
        <table:table-column table:style-name="co12" table:default-cell-style-name="ce4"/>
        <table:table-column table:style-name="co15" table:default-cell-style-name="ce4"/>
        <table:table-column table:style-name="co12" table:default-cell-style-name="ce4"/>
        <table:table-column table:style-name="co15" table:default-cell-style-name="ce4"/>
        <table:table-column table:style-name="co10" table:default-cell-style-name="ce4"/>
        <table:table-column table:style-name="co17" table:default-cell-style-name="ce4"/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9" table:default-cell-style-name="ce4"/>
        <table:table-column table:style-name="co16" table:default-cell-style-name="ce4"/>
        <table:table-column table:style-name="co10" table:default-cell-style-name="ce4"/>
        <table:table-column table:style-name="co18" table:default-cell-style-name="ce4"/>
        <table:table-column table:style-name="co3" table:default-cell-style-name="ce4"/>
        <table:table-column table:style-name="co17" table:default-cell-style-name="ce4"/>
        <table:table-column table:style-name="co21" table:default-cell-style-name="ce4"/>
        <table:table-column table:style-name="co22" table:default-cell-style-name="ce4"/>
        <table:table-column table:style-name="co21" table:default-cell-style-name="ce4"/>
        <table:table-column table:style-name="co23" table:default-cell-style-name="ce4"/>
        <table:table-column table:style-name="co24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3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5" table:default-cell-style-name="ce4"/>
        <table:table-column table:style-name="co28" table:default-cell-style-name="ce4"/>
        <table:table-column table:style-name="co14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15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24" table:default-cell-style-name="ce4"/>
        <table:table-column table:style-name="co29" table:default-cell-style-name="ce4"/>
        <table:table-column table:style-name="co24" table:default-cell-style-name="ce4"/>
        <table:table-column table:style-name="co23" table:default-cell-style-name="ce4"/>
        <table:table-column table:style-name="co7" table:default-cell-style-name="ce4"/>
        <table:table-column table:style-name="co25" table:default-cell-style-name="ce4"/>
        <table:table-column table:style-name="co7" table:default-cell-style-name="ce4"/>
        <table:table-column table:style-name="co27" table:default-cell-style-name="ce4"/>
        <table:table-column table:style-name="co28" table:default-cell-style-name="ce4"/>
        <table:table-column table:style-name="co30" table:default-cell-style-name="ce4"/>
        <table:table-column table:style-name="co28" table:default-cell-style-name="ce4"/>
        <table:table-column table:style-name="co1" table:number-columns-repeated="18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Template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17" office:value-type="string">
            <text:p>string</text:p>
          </table:table-cell>
          <table:table-cell table:style-name="ce17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TemplateUser-n.LOGINNAME</text:p>
          </table:table-cell>
          <table:table-cell table:style-name="ce23" office:value-type="string">
            <text:p>string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/>
          <table:table-cell office:value-type="string">
            <text:p>duty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get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17" office:value-type="string">
            <text:p>string</text:p>
          </table:table-cell>
          <table:table-cell table:style-name="ce17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User-n.LOGIN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ASSWORD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IRST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URE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EMAI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PRIV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WORK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MOBI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NGUAG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STLOGIN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ASTLOGOU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OGINCOUNTER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WASHSTOR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WASHSTORE</text:p>
          </table:table-cell>
          <table:table-cell table:style-name="ce23" office:value-type="string">
            <text:p>string</text:p>
          </table:table-cell>
          <table:table-cell table:number-columns-repeated="953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getLogin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1" office:value-type="string">
            <text:p>LOGINNAME</text:p>
          </table:table-cell>
          <table:table-cell table:style-name="ce4" office:value-type="string">
            <text:p>string</text:p>
          </table:table-cell>
          <table:table-cell table:style-name="ce21" office:value-type="string">
            <text:p>PASSWORD</text:p>
          </table:table-cell>
          <table:table-cell office:value-type="string">
            <text:p>string</text:p>
          </table:table-cell>
          <table:table-cell table:style-name="ce21" office:value-type="string">
            <text:p>FIRSTNAME</text:p>
          </table:table-cell>
          <table:table-cell office:value-type="string">
            <text:p>string</text:p>
          </table:table-cell>
          <table:table-cell table:style-name="ce21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4"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TEMPLATE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removeUse<text:span text:style-name="T1">r</text:span><text:span text:style-name="T2">FromApplication</text:span>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update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 table:number-columns-repeated="1017"/>
        </table:table-row>
      </table:table>
      <table:table table:name="orga" table:style-name="ta1" table:print="false">
        <table:table-column table:style-name="co1" table:default-cell-style-name="ce16"/>
        <table:table-column table:style-name="co3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7" table:default-cell-style-name="ce4"/>
        <table:table-column table:style-name="co32" table:default-cell-style-name="ce14"/>
        <table:table-column table:style-name="co22" table:default-cell-style-name="ce4"/>
        <table:table-column table:style-name="co12" table:default-cell-style-name="ce4"/>
        <table:table-column table:style-name="co33" table:default-cell-style-name="ce4"/>
        <table:table-column table:style-name="co32" table:default-cell-style-name="ce4"/>
        <table:table-column table:style-name="co34" table:default-cell-style-name="ce4"/>
        <table:table-column table:style-name="co3" table:default-cell-style-name="ce4"/>
        <table:table-column table:style-name="co33" table:default-cell-style-name="ce4"/>
        <table:table-column table:style-name="co12" table:default-cell-style-name="ce4"/>
        <table:table-column table:style-name="co22" table:default-cell-style-name="ce4"/>
        <table:table-column table:style-name="co6" table:default-cell-style-name="ce4"/>
        <table:table-column table:style-name="co34" table:default-cell-style-name="ce4"/>
        <table:table-column table:style-name="co32" table:default-cell-style-name="ce4"/>
        <table:table-column table:style-name="co35" table:default-cell-style-name="ce4"/>
        <table:table-column table:style-name="co24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7" table:default-cell-style-name="ce4"/>
        <table:table-column table:style-name="co7" table:default-cell-style-name="ce4"/>
        <table:table-column table:style-name="co39" table:default-cell-style-name="ce4"/>
        <table:table-column table:style-name="co28" table:default-cell-style-name="ce4"/>
        <table:table-column table:style-name="co1" table:number-columns-repeated="22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Orga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Orga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WASHSTORE</text:p>
          </table:table-cell>
          <table:table-cell table:style-name="ce23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Orga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<text:span text:style-name="T3">MALFROMEDURL</text:span><text:span text:style-name="T4"> 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ORGANAME USED BY OTHER ORG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</table:table>
      <table:table table:name="action" table:style-name="ta1" table:print="false">
        <table:table-column table:style-name="co1" table:default-cell-style-name="ce4"/>
        <table:table-column table:style-name="co40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33" table:default-cell-style-name="ce2"/>
        <table:table-column table:style-name="co41" table:number-columns-repeated="2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26" table:default-cell-style-name="ce4"/>
        <table:table-column table:style-name="co22" table:default-cell-style-name="ce4"/>
        <table:table-column table:style-name="co7" table:default-cell-style-name="ce4"/>
        <table:table-column table:style-name="co22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1" table:number-columns-repeated="233" table:default-cell-style-name="ce4"/>
        <table:table-column table:style-name="co1" table:number-columns-repeated="768" table:default-cell-style-name="Default"/>
        <table:table-row table:style-name="ro1">
          <table:table-cell table:style-name="ce6"/>
          <table:table-cell table:style-name="ce5" office:value-type="string">
            <text:p>getAction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6"/>
          <table:table-cell table:style-name="ce5" office:value-type="string">
            <text:p>isAllowed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03.11.2010</text:date>, <text:time>13:4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ratzer</meta:initial-creator>
    <meta:creation-date>2008-10-23T00:35:53.62</meta:creation-date>
    <dc:date>2010-11-03T13:42:45</dc:date>
    <dc:creator>Alexander Kratzer</dc:creator>
    <meta:editing-duration>PT185H26M05S</meta:editing-duration>
    <meta:editing-cycles>56</meta:editing-cycles>
    <meta:generator>OpenOffice.org/3.2$Unix OpenOffice.org_project/320m19$Build-9505</meta:generator>
    <meta:document-statistic meta:table-count="4" meta:cell-count="731" meta:object-count="0"/>
    <meta:user-defined meta:name="Info 1"/>
    <meta:user-defined meta:name="Info 2"/>
    <meta:user-defined meta:name="Info 3"/>
    <meta:user-defined meta:name="Info 4"/>
  </office:meta>
</office:document-meta>
</file>